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6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12pt" fo:language="en" fo:country="US" style:text-underline-style="solid" style:text-underline-width="auto" style:text-underline-color="font-color" fo:font-weight="bold" officeooo:rsid="0024a816" officeooo:paragraph-rsid="0024a816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11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2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9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20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21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22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23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24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7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8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0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1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32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33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34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35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36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6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7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8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/>
    </style:style>
    <style:style style:name="P50" style:family="paragraph" style:parent-style-name="Standard" style:list-style-name="WWNum3">
      <style:paragraph-properties fo:margin-top="0in" fo:margin-bottom="0in" loext:contextual-spacing="false" fo:line-height="100%"/>
    </style:style>
    <style:style style:name="P51" style:family="paragraph" style:parent-style-name="Standard" style:list-style-name="WWNum4">
      <style:paragraph-properties fo:margin-top="0in" fo:margin-bottom="0in" loext:contextual-spacing="false" fo:line-height="100%"/>
    </style:style>
    <style:style style:name="P52" style:family="paragraph" style:parent-style-name="Standard" style:list-style-name="WWNum9">
      <style:paragraph-properties fo:margin-top="0in" fo:margin-bottom="0in" loext:contextual-spacing="false" fo:line-height="100%"/>
    </style:style>
    <style:style style:name="P53" style:family="paragraph" style:parent-style-name="Standard" style:list-style-name="WWNum11">
      <style:paragraph-properties fo:margin-top="0in" fo:margin-bottom="0in" loext:contextual-spacing="false" fo:line-height="100%"/>
    </style:style>
    <style:style style:name="P54" style:family="paragraph" style:parent-style-name="Standard" style:list-style-name="WWNum14">
      <style:paragraph-properties fo:margin-top="0in" fo:margin-bottom="0in" loext:contextual-spacing="false" fo:line-height="100%"/>
    </style:style>
    <style:style style:name="P55" style:family="paragraph" style:parent-style-name="Standard" style:list-style-name="WWNum16">
      <style:paragraph-properties fo:margin-top="0in" fo:margin-bottom="0in" loext:contextual-spacing="false" fo:line-height="100%"/>
    </style:style>
    <style:style style:name="P56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7" style:family="paragraph" style:parent-style-name="Standard" style:list-style-name="WWNum17">
      <style:paragraph-properties fo:margin-top="0in" fo:margin-bottom="0in" loext:contextual-spacing="false" fo:line-height="100%"/>
    </style:style>
    <style:style style:name="P58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5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8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9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0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11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2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3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4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5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6" style:family="text">
      <style:text-properties style:font-name="Courier New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7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8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9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0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21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2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3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4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LE WAGON PRE-WORK</text:h>
      <text:h text:style-name="P25" text:outline-level="1">Python</text:h>
      <text:p text:style-name="P4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7" text:outline-level="2">1. Introduction (~3 hours)</text:h>
      <text:p text:style-name="P5">Before you begin working on some code by yourself, take some time to read the following resources from the official Python 3 documentation and watch the following lecture:</text:p>
      <text:list xml:id="list1369026173" text:style-name="WWNum1">
        <text:list-item>
          <text:p text:style-name="P36"><text:span text:style-name="T17">📚</text:span><text:span text:style-name="T21"> Introduction - </text:span><text:a xlink:type="simple" xlink:href="https://docs.python.org/3/tutorial/introduction.html" text:style-name="Standard" text:visited-style-name="Standard"><text:span text:style-name="T22">Python 3 Documentation</text:span></text:a></text:p>
        </text:list-item>
        <text:list-item>
          <text:p text:style-name="P49"><text:span text:style-name="T17">📺</text:span><text:span text:style-name="T18"> Lecture (1h48 on Youtube) - </text:span><text:a xlink:type="simple" xlink:href="https://www.youtube.com/watch?v=fL308_-Kbt0" text:style-name="Standard" text:visited-style-name="Standard"><text:span text:style-name="T19">CS50 Lecture - Python</text:span></text:a></text:p>
        </text:list-item>
        <text:list-item>
          <text:p text:style-name="P12"><text:span text:style-name="T17">🗒</text:span><text:span text:style-name="T18"> Cheat Sheet - </text:span><text:a xlink:type="simple" xlink:href="https://gto76.github.io/python-cheatsheet/" text:style-name="Standard" text:visited-style-name="Standard"><text:span text:style-name="T19">A great cheat sheet on Python</text:span></text:a></text:p>
        </text:list-item>
      </text:list>
      <text:h text:style-name="P27" text:outline-level="2">2. Online editor (~1h)</text:h>
      <text:p text:style-name="P1"><text:span text:style-name="T18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9">Replit</text:span></text:a><text:span text:style-name="T18">.</text:span></text:p>
      <text:list xml:id="list431514760" text:style-name="WWNum2">
        <text:list-item>
          <text:p text:style-name="P31"><text:span text:style-name="T18">Click </text:span><text:span text:style-name="T17">👉</text:span><text:span text:style-name="T18"> </text:span><text:a xlink:type="simple" xlink:href="https://repl.it/languages/python3" text:style-name="Standard" text:visited-style-name="Standard"><text:span text:style-name="T19">here</text:span></text:a><text:span text:style-name="T18"> </text:span><text:span text:style-name="T17">👈</text:span><text:span text:style-name="T18"> and type print("Hello world")in the text editor (in the middle) then click the </text:span><text:span text:style-name="T20">run</text:span><text:span text:style-name="T18"> </text:span><text:span text:style-name="T23">▶</text:span><text:span text:style-name="T24">️</text:span><text:span text:style-name="T18"> button. That’s it! You have a full environment to run Python code in your browser!</text:span></text:p>
        </text:list-item>
      </text:list>
      <text:h text:style-name="P27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3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6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3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3">this playlist</text:span></text:a><text:span text:style-name="T1">. Use </text:span><text:a xlink:type="simple" xlink:href="https://replit.com/" text:style-name="Standard" text:visited-style-name="Standard"><text:span text:style-name="T13">Replit</text:span></text:a><text:span text:style-name="T1"> to replicate what you see on screen and do some coding yourself as well!</text:span></text:p>
      <text:p text:style-name="P1"><text:span text:style-name="T9">📚</text:span><text:span text:style-name="T1"> </text:span><text:span text:style-name="T2">Automate the Boring Stuff with Python</text:span></text:p>
      <text:list xml:id="list2127875803" text:style-name="WWNum3">
        <text:list-item>
          <text:p text:style-name="P37"><text:a xlink:type="simple" xlink:href="https://automatetheboringstuff.com/2e/chapter0/" text:style-name="Standard" text:visited-style-name="Standard"><text:span text:style-name="T22">Chapter 0 – Introduction</text:span></text:a></text:p>
        </text:list-item>
        <text:list-item>
          <text:p text:style-name="P50"><text:a xlink:type="simple" xlink:href="https://automatetheboringstuff.com/2e/chapter1/" text:style-name="Standard" text:visited-style-name="Standard"><text:span text:style-name="T22">Chapter 1 – Python Basics</text:span></text:a></text:p>
        </text:list-item>
        <text:list-item>
          <text:p text:style-name="P50"><text:a xlink:type="simple" xlink:href="https://automatetheboringstuff.com/2e/chapter2/" text:style-name="Standard" text:visited-style-name="Standard"><text:span text:style-name="T22">Chapter 2 – Flow Control</text:span></text:a></text:p>
        </text:list-item>
        <text:list-item>
          <text:p text:style-name="P50"><text:a xlink:type="simple" xlink:href="https://automatetheboringstuff.com/2e/chapter3/" text:style-name="Standard" text:visited-style-name="Standard"><text:span text:style-name="T22">Chapter 3 – Functions</text:span></text:a></text:p>
        </text:list-item>
        <text:list-item>
          <text:p text:style-name="P50"><text:a xlink:type="simple" xlink:href="https://automatetheboringstuff.com/2e/chapter4/" text:style-name="Standard" text:visited-style-name="Standard"><text:span text:style-name="T12">Chapter 4 – Lists</text:span></text:a></text:p>
        </text:list-item>
        <text:list-item>
          <text:p text:style-name="P50"><text:a xlink:type="simple" xlink:href="https://automatetheboringstuff.com/2e/chapter5/" text:style-name="Standard" text:visited-style-name="Standard"><text:span text:style-name="T12">Chapter 5 – Dictionaries and Structuring Data</text:span></text:a></text:p>
        </text:list-item>
        <text:list-item>
          <text:p text:style-name="P50"><text:a xlink:type="simple" xlink:href="https://automatetheboringstuff.com/2e/chapter6/" text:style-name="Standard" text:visited-style-name="Standard"><text:span text:style-name="T12">Chapter 6 – Manipulating Strings</text:span></text:a></text:p>
        </text:list-item>
        <text:list-item>
          <text:p text:style-name="P50"><text:a xlink:type="simple" xlink:href="https://automatetheboringstuff.com/2e/chapter7/" text:style-name="Standard" text:visited-style-name="Standard"><text:span text:style-name="T13">Chapter 7 – Pattern Matching with Regular Expressions</text:span></text:a></text:p>
        </text:list-item>
        <text:list-item>
          <text:p text:style-name="P13"><text:soft-page-break/><text:a xlink:type="simple" xlink:href="https://automatetheboringstuff.com/2e/chapter11/" text:style-name="Standard" text:visited-style-name="Standard"><text:span text:style-name="T12">Chapter 11 – Debugging</text:span></text:a></text:p>
        </text:list-item>
      </text:list>
      <text:h text:style-name="P28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3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3">Replit</text:span></text:a><text:span text:style-name="T1">.</text:span></text:p>
      <text:p text:style-name="P1"><text:span text:style-name="T9">📚</text:span><text:span text:style-name="T1"> Object Oriented Programming in Python 3</text:span></text:p>
      <text:list xml:id="list3123851870" text:style-name="WWNum4">
        <text:list-item>
          <text:p text:style-name="P38"><text:a xlink:type="simple" xlink:href="https://realpython.com/python3-object-oriented-programming/" text:style-name="Standard" text:visited-style-name="Standard"><text:span text:style-name="T12">Introduction</text:span></text:a></text:p>
        </text:list-item>
        <text:list-item>
          <text:p text:style-name="P51"><text:a xlink:type="simple" xlink:href="https://realpython.com/python3-object-oriented-programming/#what-is-object-oriented-programming-in-python" text:style-name="Standard" text:visited-style-name="Standard"><text:span text:style-name="T13">What Is Object-Oriented Programming in Python?</text:span></text:a></text:p>
        </text:list-item>
        <text:list-item>
          <text:p text:style-name="P51"><text:a xlink:type="simple" xlink:href="https://realpython.com/python3-object-oriented-programming/#define-a-class-in-python" text:style-name="Standard" text:visited-style-name="Standard"><text:span text:style-name="T12">Define a Class in Python</text:span></text:a></text:p>
        </text:list-item>
        <text:list-item>
          <text:p text:style-name="P51"><text:a xlink:type="simple" xlink:href="https://realpython.com/python3-object-oriented-programming/#instantiate-an-object-in-python" text:style-name="Standard" text:visited-style-name="Standard"><text:span text:style-name="T12">Instantiate an Object in Python</text:span></text:a></text:p>
        </text:list-item>
        <text:list-item>
          <text:p text:style-name="P51"><text:a xlink:type="simple" xlink:href="https://realpython.com/python3-object-oriented-programming/#inherit-from-other-classes-in-python" text:style-name="Standard" text:visited-style-name="Standard"><text:span text:style-name="T13">Inherit From Other Classes in Python</text:span></text:a></text:p>
        </text:list-item>
        <text:list-item>
          <text:p text:style-name="P14"><text:a xlink:type="simple" xlink:href="https://realpython.com/python3-object-oriented-programming/#conclusion" text:style-name="Standard" text:visited-style-name="Standard"><text:span text:style-name="T12">Conclusion</text:span></text:a></text:p>
        </text:list-item>
      </text:list>
      <text:p text:style-name="P1"><text:span text:style-name="T9">📺</text:span><text:span text:style-name="T5"> OOP lectures</text:span></text:p>
      <text:list xml:id="list2781705862" text:style-name="WWNum5">
        <text:list-item>
          <text:p text:style-name="P39"><text:a xlink:type="simple" xlink:href="https://www.youtube.com/watch?v=g7QWqKj0ch8" text:style-name="Standard" text:visited-style-name="Standard"><text:span text:style-name="T13">CS50 - OOP and AI</text:span></text:a><text:span text:style-name="T1"> (0h58 on Youtube)</text:span></text:p>
        </text:list-item>
        <text:list-item>
          <text:p text:style-name="P15"><text:a xlink:type="simple" xlink:href="https://www.youtube.com/watch?v=JeznW_7DlB0" text:style-name="Standard" text:visited-style-name="Standard"><text:span text:style-name="T13">Python OOP for Beginners</text:span></text:a><text:span text:style-name="T1"> (0h53 on Youtube)</text:span></text:p>
        </text:list-item>
      </text:list>
      <text:p text:style-name="P1"><text:span text:style-name="T9">📝</text:span><text:span text:style-name="T5"> APIs</text:span></text:p>
      <text:list xml:id="list3912932824" text:style-name="WWNum6">
        <text:list-item>
          <text:p text:style-name="P32"><text:a xlink:type="simple" xlink:href="https://www.dataquest.io/course/apis-and-scraping" text:style-name="Standard" text:visited-style-name="Standard"><text:span text:style-name="T13">APIs basics</text:span></text:a><text:span text:style-name="T1"> (only first part - free of charge)</text:span></text:p>
        </text:list-item>
      </text:list>
      <text:h text:style-name="P27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3154257961" text:style-name="WWNum7">
        <text:list-item>
          <text:p text:style-name="P40"><text:span text:style-name="T9">📺</text:span><text:span text:style-name="T1"> </text:span><text:a xlink:type="simple" xlink:href="https://www.youtube.com/watch?v=DBnlU94HeD8" text:style-name="Standard" text:visited-style-name="Standard"><text:span text:style-name="T13">Introduction to Data Analysis</text:span></text:a><text:span text:style-name="T1"> (1h18 on Youtube)</text:span></text:p>
        </text:list-item>
        <text:list-item>
          <text:p text:style-name="P16"><text:span text:style-name="T9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3">Launch Binder</text:span></text:a></text:p>
        </text:list-item>
      </text:list>
      <text:h text:style-name="P33" text:outline-level="3"><text:span text:style-name="T11">🍬</text:span><text:span text:style-name="T8"> Treat yourself with some Machine Learning</text:span></text:h>
      <text:list xml:id="list1195678514" text:style-name="WWNum8">
        <text:list-item>
          <text:p text:style-name="P34"><text:span text:style-name="T9">📺</text:span><text:span text:style-name="T1"> Treat yourself by watching a 1-hour </text:span><text:a xlink:type="simple" xlink:href="https://www.youtube.com/watch?v=_kNO-LaGfhA" text:style-name="Standard" text:visited-style-name="Standard"><text:span text:style-name="T13">intro to Machine Learning</text:span></text:a><text:span text:style-name="T1"> by </text:span><text:a xlink:type="simple" xlink:href="https://thoughtbot.com/" text:style-name="Standard" text:visited-style-name="Standard"><text:span text:style-name="T13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3">one</text:span></text:a><text:span text:style-name="T1">)</text:span></text:p>
        </text:list-item>
      </text:list>
      <text:h text:style-name="P27" text:outline-level="2">6. More Coding (~4h)</text:h>
      <text:h text:style-name="P29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3">Python documentation</text:span></text:a><text:span text:style-name="T1"> is great. </text:span><text:span text:style-name="T5">Here are some good ones:</text:span></text:p>
      <text:list xml:id="list3782125629" text:style-name="WWNum9">
        <text:list-item>
          <text:p text:style-name="P41"><text:soft-page-break/><text:span text:style-name="T17">📚</text:span><text:span text:style-name="T18"> Basic types: </text:span><text:a xlink:type="simple" xlink:href="https://docs.python.org/3/tutorial/introduction.html#numbers" text:style-name="Standard" text:visited-style-name="Standard"><text:span text:style-name="T19">Numbers</text:span></text:a><text:span text:style-name="T18">, </text:span><text:a xlink:type="simple" xlink:href="https://docs.python.org/3/tutorial/introduction.html#strings" text:style-name="Standard" text:visited-style-name="Standard"><text:span text:style-name="T19">Strings</text:span></text:a><text:span text:style-name="T18"> and </text:span><text:a xlink:type="simple" xlink:href="https://docs.python.org/3/tutorial/introduction.html#lists" text:style-name="Standard" text:visited-style-name="Standard"><text:span text:style-name="T19">Lists</text:span></text:a></text:p>
        </text:list-item>
        <text:list-item>
          <text:p text:style-name="P52"><text:span text:style-name="T17">📚</text:span><text:span text:style-name="T18"> </text:span><text:a xlink:type="simple" xlink:href="https://docs.python.org/3/tutorial/controlflow.html" text:style-name="Standard" text:visited-style-name="Standard"><text:span text:style-name="T19">Control flow</text:span></text:a><text:span text:style-name="T18"> (if, for, etc.)</text:span></text:p>
        </text:list-item>
        <text:list-item>
          <text:p text:style-name="P52"><text:span text:style-name="T9">📚</text:span><text:span text:style-name="T21"> </text:span><text:a xlink:type="simple" xlink:href="https://docs.python.org/3/tutorial/datastructures.html#dictionaries" text:style-name="Standard" text:visited-style-name="Standard"><text:span text:style-name="T22">Dictionaries</text:span></text:a><text:span text:style-name="T21"> and </text:span><text:a xlink:type="simple" xlink:href="https://docs.python.org/3/tutorial/datastructures.html#looping-techniques" text:style-name="Standard" text:visited-style-name="Standard"><text:span text:style-name="T22">Looping Techniques</text:span></text:a></text:p>
        </text:list-item>
        <text:list-item>
          <text:p text:style-name="P17"><text:span text:style-name="T9">📚</text:span><text:span text:style-name="T18"> A </text:span><text:a xlink:type="simple" xlink:href="https://docs.python.org/3/tutorial/stdlib.html" text:style-name="Standard" text:visited-style-name="Standard"><text:span text:style-name="T19">brief tour of the Standard Library</text:span></text:a></text:p>
        </text:list-item>
      </text:list>
      <text:h text:style-name="P29" text:outline-level="3">More on Numpy</text:h>
      <text:p text:style-name="P5">Numpy is a powerful addition to python to perform mathematical operations on lists with high computing performance.</text:p>
      <text:list xml:id="list86919704" text:style-name="WWNum10">
        <text:list-item>
          <text:p text:style-name="P42"><text:span text:style-name="T9">📺</text:span><text:span text:style-name="T1"> Make sure this </text:span><text:a xlink:type="simple" xlink:href="https://www.dataquest.io/blog/numpy-tutorial-python/" text:style-name="Standard" text:visited-style-name="Standard"><text:span text:style-name="T13">30-min tutorial</text:span></text:a><text:span text:style-name="T1"> is clear to you</text:span></text:p>
        </text:list-item>
        <text:list-item>
          <text:p text:style-name="P18"><text:span text:style-name="T9">📚</text:span><text:span text:style-name="T5"> </text:span><text:a xlink:type="simple" xlink:href="https://s3.amazonaws.com/assets.datacamp.com/blog_assets/Numpy_Python_Cheat_Sheet.pdf" text:style-name="Standard" text:visited-style-name="Standard"><text:span text:style-name="T12">Numpy cheat cheet</text:span></text:a></text:p>
        </text:list-item>
      </text:list>
      <text:h text:style-name="P30" text:outline-level="3">More on Pandas<text:tab/></text:h>
      <text:p text:style-name="P5">Pandas is the reference library to manipulate and explore dataframes, and is based on Numpy.</text:p>
      <text:list xml:id="list2469851200" text:style-name="WWNum11">
        <text:list-item>
          <text:p text:style-name="P43"><text:span text:style-name="T9">📚</text:span><text:span text:style-name="T1"> Make sure the </text:span><text:a xlink:type="simple" xlink:href="https://pandas.pydata.org/getting_started.html#videos" text:style-name="Standard" text:visited-style-name="Standard"><text:span text:style-name="T13">official quickstart guide</text:span></text:a><text:span text:style-name="T1"> is clear to you</text:span></text:p>
        </text:list-item>
        <text:list-item>
          <text:p text:style-name="P53"><text:span text:style-name="T9">📚</text:span><text:span text:style-name="T1"> </text:span><text:a xlink:type="simple" xlink:href="https://pandas.pydata.org/Pandas_Cheat_Sheet.pdf" text:style-name="Standard" text:visited-style-name="Standard"><text:span text:style-name="T13">Pandas cheat sheet</text:span></text:a><text:span text:style-name="T1"> handy.</text:span></text:p>
        </text:list-item>
        <text:list-item>
          <text:p text:style-name="P19"><text:span text:style-name="T9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3">4h Youtube course</text:span></text:a><text:span text:style-name="T1"> about Numpy and Pandas. </text:span><text:span text:style-name="T5">You can replicate what you see using </text:span><text:a xlink:type="simple" xlink:href="http://repl.it/" text:style-name="Standard" text:visited-style-name="Standard"><text:span text:style-name="T12">Repl.it</text:span></text:a></text:p>
        </text:list-item>
      </text:list>
      <text:h text:style-name="P28" text:outline-level="2">7. Optional modules</text:h>
      <text:p text:style-name="P6">If there is still time before the beginning of the bootcamp, you can continue your preparation with this section</text:p>
      <text:h text:style-name="P29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3">this tutorial</text:span></text:a></text:p>
      <text:h text:style-name="P29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9">👉</text:span><text:span text:style-name="T1"> </text:span><text:a xlink:type="simple" xlink:href="https://www.dataquest.io/course/python-for-data-science-intermediate/" text:style-name="Standard" text:visited-style-name="Standard"><text:span text:style-name="T13">Python for Data science - Intermediate</text:span></text:a></text:p>
      <text:p text:style-name="P1"><text:span text:style-name="T9">👉</text:span><text:span text:style-name="T1"> </text:span><text:a xlink:type="simple" xlink:href="https://www.dataquest.io/course/pandas-fundamentals/" text:style-name="Standard" text:visited-style-name="Standard"><text:span text:style-name="T13">Pandas and Numpy - Fundamentals</text:span></text:a></text:p>
      <text:p text:style-name="P1"><text:span text:style-name="T9">👉</text:span><text:span text:style-name="T1"> </text:span><text:a xlink:type="simple" xlink:href="https://www.dataquest.io/course/python-datacleaning/" text:style-name="Standard" text:visited-style-name="Standard"><text:span text:style-name="T13">Data Cleaning and Analysis</text:span></text:a></text:p>
      <text:p text:style-name="P1"><text:span text:style-name="T9">👉</text:span><text:span text:style-name="T1"> </text:span><text:a xlink:type="simple" xlink:href="https://www.dataquest.io/course/command-line-elements/" text:style-name="Standard" text:visited-style-name="Standard"><text:span text:style-name="T13">Elements of the Command Line</text:span></text:a></text:p>
      <text:p text:style-name="P1"><text:span text:style-name="T9">👉</text:span><text:span text:style-name="T1"> </text:span><text:a xlink:type="simple" xlink:href="https://www.dataquest.io/course/sql-fundamentals/" text:style-name="Standard" text:visited-style-name="Standard"><text:span text:style-name="T13">SQL Fundamentals</text:span></text:a></text:p>
      <text:p text:style-name="P1"><text:span text:style-name="T9">👉</text:span><text:span text:style-name="T1"> </text:span><text:a xlink:type="simple" xlink:href="https://www.dataquest.io/course/sql-joins-relations/" text:style-name="Standard" text:visited-style-name="Standard"><text:span text:style-name="T13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3">Kaggle courses</text:span></text:a><text:span text:style-name="T1"> (Python, Pandas &amp; Plotting)</text:span></text:p>
      <text:p text:style-name="P10"/>
      <text:h text:style-name="P25" text:outline-level="1">Terminal / Git &amp; GitHub</text:h>
      <text:h text:style-name="P27" text:outline-level="2">1. Sign up on GitHub</text:h>
      <text:p text:style-name="P3"><text:span text:style-name="T1">During the bootcamp, you will push your code on a daily basis to GitHub. </text:span><text:span text:style-name="T5">Therefore you need to set up a GitHub account.</text:span></text:p>
      <text:list xml:id="list2473226491" text:style-name="WWNum14">
        <text:list-item>
          <text:p text:style-name="P44"><text:span text:style-name="T17">📝</text:span><text:span text:style-name="T18"> </text:span><text:a xlink:type="simple" xlink:href="https://github.com/join" text:style-name="Standard" text:visited-style-name="Standard"><text:span text:style-name="T19">Sign up</text:span></text:a><text:span text:style-name="T18"> </text:span><text:span text:style-name="T20">to GitHub -</text:span><text:span text:style-name="T18"> use the same email address you used for your application if possible</text:span></text:p>
        </text:list-item>
        <text:list-item>
          <text:p text:style-name="P54"><text:span text:style-name="T17">📺</text:span><text:span text:style-name="T18"> </text:span><text:span text:style-name="T20">[mac users only]</text:span><text:span text:style-name="T18"> watch this </text:span><text:a xlink:type="simple" xlink:href="https://www.youtube.com/watch?v=aKRYQsKR46I" text:style-name="Standard" text:visited-style-name="Standard"><text:span text:style-name="T19">Youtube video</text:span></text:a><text:span text:style-name="T18"> (0h17) first</text:span></text:p>
        </text:list-item>
        <text:list-item>
          <text:p text:style-name="P20"><text:span text:style-name="T17">📺</text:span><text:span text:style-name="T18"> mac/linux/windows ****users watch this </text:span><text:a xlink:type="simple" xlink:href="https://www.youtube.com/watch?v=j6vKLJxAKfw&amp;list=PL-osiE80TeTvGhHkpvfmKWOiIPF8UVy6c" text:style-name="Standard" text:visited-style-name="Standard"><text:span text:style-name="T19">Youtube playlist</text:span></text:a><text:span text:style-name="T18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10">👉</text:span><text:span text:style-name="T3"> on the setup day we will install a Linux environment on your laptop.</text:span></text:p>
      <text:h text:style-name="P27" text:outline-level="2">2. The Command Line (2h)</text:h>
      <text:p text:style-name="P3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3536460870" text:style-name="WWNum15">
        <text:list-item>
          <text:p text:style-name="P45"><text:span text:style-name="T17">📺</text:span><text:span text:style-name="T18"> Watch </text:span><text:a xlink:type="simple" xlink:href="https://www.youtube.com/watch?v=Z9fIBT2NBGY" text:style-name="Standard" text:visited-style-name="Standard"><text:span text:style-name="T19">this tutorial</text:span></text:a><text:span text:style-name="T18"> about the basics of the command line tool git</text:span></text:p>
        </text:list-item>
        <text:list-item>
          <text:p text:style-name="P21"><text:span text:style-name="T17">📝</text:span><text:span text:style-name="T18"> Subscribe to </text:span><text:a xlink:type="simple" xlink:href="https://lab.github.com/githubtraining/introduction-to-github" text:style-name="Standard" text:visited-style-name="Standard"><text:span text:style-name="T19">this short introduction course</text:span></text:a><text:span text:style-name="T18"> (~1h).</text:span></text:p>
        </text:list-item>
      </text:list>
      <text:p text:style-name="P8"><draw:rect text:anchor-type="as-char" style:rel-width="100%" draw:z-index="0" draw:name="Shape1" draw:style-name="gr2" draw:text-style-name="P59" svg:width="6.3004in" svg:height="0.0213in"><text:p/></draw:rect></text:p>
      <text:h text:style-name="P25" text:outline-level="1">Katas</text:h>
      <text:p text:style-name="P3"><text:span text:style-name="T3">This section is useful if you applied early and have more time to prepare before the beginning of the bootcamp</text:span><text:span text:style-name="T1">.</text:span></text:p>
      <text:h text:style-name="P28" text:outline-level="2">CodeWars</text:h>
      <text:p text:style-name="P1"><text:span text:style-name="T18">Use your GitHub account to </text:span><text:a xlink:type="simple" xlink:href="https://www.codewars.com/join?language=python" text:style-name="Standard" text:visited-style-name="Standard"><text:span text:style-name="T19">sign up on Codewars</text:span></text:a><text:span text:style-name="T18"> and start with these ones:</text:span></text:p>
      <text:list xml:id="list23353667" text:style-name="WWNum16">
        <text:list-item>
          <text:p text:style-name="P46"><text:span text:style-name="T21">[ ] (8kyu) </text:span><text:a xlink:type="simple" xlink:href="https://www.codewars.com/kata/dna-to-rna-conversion/train/python" text:style-name="Standard" text:visited-style-name="Standard"><text:span text:style-name="T22">DNA to RNA Conversion</text:span></text:a></text:p>
        </text:list-item>
        <text:list-item>
          <text:p text:style-name="P55"><text:span text:style-name="T21">[ ] (8kyu) </text:span><text:a xlink:type="simple" xlink:href="https://www.codewars.com/kata/are-you-playing-banjo/train/python" text:style-name="Standard" text:visited-style-name="Standard"><text:span text:style-name="T22">Playing Banjo</text:span></text:a></text:p>
        </text:list-item>
        <text:list-item>
          <text:p text:style-name="P22"><text:span text:style-name="T5">[ ] (7kyu) </text:span><text:a xlink:type="simple" xlink:href="https://www.codewars.com/kata/split-the-bill/train/python" text:style-name="Standard" text:visited-style-name="Standard"><text:span text:style-name="T12">Split the Bill</text:span></text:a></text:p>
        </text:list-item>
      </text:list>
      <text:p text:style-name="P1"><text:span text:style-name="T1">If you have time, do not hesitate to do more katas until Setup day. </text:span><text:span text:style-name="T5">You can go up to challenges of level </text:span><text:span text:style-name="T6">6kyu</text:span><text:span text:style-name="T5">.</text:span></text:p>
      <text:p text:style-name="P8"><draw:rect text:anchor-type="as-char" style:rel-width="100%" draw:z-index="1" draw:name="Shape2" draw:style-name="gr2" draw:text-style-name="P59" svg:width="6.3004in" svg:height="0.0213in"><text:p/></draw:rect></text:p>
      <text:p text:style-name="P9"><text:soft-page-break/><draw:rect text:anchor-type="as-char" draw:z-index="3" draw:name="Shape3" draw:style-name="gr1" draw:text-style-name="P59" svg:width="6.3004in" svg:height="0.0213in"><text:p/></draw:rect></text:p>
      <text:h text:style-name="P26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3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1927108864" text:style-name="WWNum12">
        <text:list-item>
          <text:p text:style-name="P47"><text:span text:style-name="T9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3">The Essence of Calculus</text:span></text:a><text:span text:style-name="T1"> (4h on YouTube)</text:span></text:p>
        </text:list-item>
        <text:list-item>
          <text:p text:style-name="P56"><text:span text:style-name="T9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3">Essence of Linear Algebra</text:span></text:a><text:span text:style-name="T1"> (3h on YouTube)</text:span></text:p>
        </text:list-item>
        <text:list-item>
          <text:p text:style-name="P56"><text:span text:style-name="T9">📚</text:span><text:span text:style-name="T1"> </text:span><text:a xlink:type="simple" xlink:href="https://hadrienj.github.io/posts/Deep-Learning-Book-Series-Introduction/" text:style-name="Standard" text:visited-style-name="Standard"><text:span text:style-name="T13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3">Khan Academy free course</text:span></text:a><text:span text:style-name="T1">.</text:span></text:p>
        </text:list-item>
        <text:list-item>
          <text:p text:style-name="P23"><text:span text:style-name="T9">📺</text:span><text:span text:style-name="T1"> </text:span><text:a xlink:type="simple" xlink:href="https://www.khanacademy.org/math/statistics-probability" text:style-name="Standard" text:visited-style-name="Standard"><text:span text:style-name="T13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3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5">Essential Math for Data Science</text:span></text:a><text:span text:style-name="T1">.</text:span></text:p>
      <text:list xml:id="list2513938811" text:style-name="WWNum13">
        <text:list-item>
          <text:p text:style-name="P35"><text:span text:style-name="T9">📕</text:span><text:span text:style-name="T1"> </text:span><text:a xlink:type="simple" xlink:href="https://gumroad.com/l/ZcUPU/" text:style-name="Standard" text:visited-style-name="Standard"><text:span text:style-name="T14">Grab the PDF + private GitHub repo</text:span></text:a><text:span text:style-name="T1"> at a discounted rate with the </text:span><text:span text:style-name="T16">lewagon-prepwork</text:span><text:span text:style-name="T1"> discount code at checkout (don’t forget to set your GitHub account properly in the form! </text:span><text:span text:style-name="T5">If you don’t have one, </text:span><text:a xlink:type="simple" xlink:href="https://github.com/join" text:style-name="Standard" text:visited-style-name="Standard"><text:span text:style-name="T12">sign up</text:span></text:a><text:span text:style-name="T5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3">this one</text:span></text:a><text:span text:style-name="T1"> if you want to uncover the hard stuff.</text:span></text:p>
      <text:h text:style-name="P58" text:outline-level="1"><draw:rect text:anchor-type="as-char" draw:z-index="2" draw:name="Shape4" draw:style-name="gr1" draw:text-style-name="P59" svg:width="6.3004in" svg:height="0.0213in"><text:p/></draw:rect></text:h>
      <text:h text:style-name="P25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3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5">Here are some additional links you might find interesting:</text:p>
      <text:list xml:id="list2927080951" text:style-name="WWNum17">
        <text:list-item>
          <text:p text:style-name="P48"><text:a xlink:type="simple" xlink:href="https://towardsdatascience.com/how-to-explain-the-components-of-machine-learning-projects-to-anyone-whos-ever-cooked-8ce7af4050e1" text:style-name="Standard" text:visited-style-name="Standard"><text:span text:style-name="T13">How to explain the components of ML projects to anyone who’s ever cooked</text:span></text:a></text:p>
        </text:list-item>
        <text:list-item>
          <text:p text:style-name="P57"><text:a xlink:type="simple" xlink:href="https://towardsdatascience.com/when-bayes-ockham-and-shannon-come-together-to-define-machine-learning-96422729a1ad" text:style-name="Standard" text:visited-style-name="Standard"><text:span text:style-name="T13">When Bayes, Ockham and Shannon come together to define Machine Learning</text:span></text:a></text:p>
        </text:list-item>
        <text:list-item>
          <text:p text:style-name="P57"><text:a xlink:type="simple" xlink:href="https://github.com/remicnrd/ml_cheatsheet" text:style-name="Standard" text:visited-style-name="Standard"><text:span text:style-name="T12">The Machine Learning Cheatsheet</text:span></text:a></text:p>
        </text:list-item>
        <text:list-item>
          <text:p text:style-name="P57"><text:a xlink:type="simple" xlink:href="https://towardsdatascience.com/how-it-feels-to-learn-data-science-in-2019-6ee688498029" text:style-name="Standard" text:visited-style-name="Standard"><text:span text:style-name="T13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7"><text:a xlink:type="simple" xlink:href="https://towardsdatascience.com/machine-learning-books-you-should-read-in-2020-344b44d9a11e" text:style-name="Standard" text:visited-style-name="Standard"><text:span text:style-name="T13">Machine Learning Books you should read in 2020</text:span></text:a></text:p>
        </text:list-item>
        <text:list-item>
          <text:p text:style-name="P57"><text:a xlink:type="simple" xlink:href="https://thoughtbot.com/blog/neural-nets" text:style-name="Standard" text:visited-style-name="Standard"><text:span text:style-name="T12">Neural Nets</text:span></text:a></text:p>
        </text:list-item>
        <text:list-item>
          <text:p text:style-name="P24"><text:a xlink:type="simple" xlink:href="https://towardsdatascience.com/jupyter-is-the-new-excel-a7a22f2fc13a" text:style-name="Standard" text:visited-style-name="Standard"><text:span text:style-name="T12">Jupyter is the new Excel</text:span></text:a></text:p>
        </text:list-item>
      </text:list>
      <text:p text:style-name="P5">Good luck, and see you on Setup Day!</text:p>
      <text:p text:style-name="P5"/>
      <text:p text:style-name="P7"><text:soft-page-break/>RC car + ML Project</text:p>
      <text:p text:style-name="P7"><text:a xlink:type="simple" xlink:href="https://www.google.com/search?q=youtube+rc+car+machine+learning&amp;client=ubuntu&amp;hs=j1R&amp;channel=fs&amp;ei=XFpAYcj1IISOxc8PiriHgAI&amp;start=20&amp;sa=N&amp;ved=2ahUKEwjIk7qWg_7yAhUER_EDHQrcASA4ChDy0wN6BQgBELoB&amp;biw=1848&amp;bih=939" text:style-name="Internet_20_link" text:visited-style-name="Visited_20_Internet_20_Link">https://www.google.com/search?q=youtube+rc+car+machine+learning&amp;client=ubuntu&amp;hs=j1R&amp;channel=fs&amp;ei=XFpAYcj1IISOxc8PiriHgAI&amp;start=20&amp;sa=N&amp;ved=2ahUKEwjIk7qWg_7yAhUER_EDHQrcASA4ChDy0wN6BQgBELoB&amp;biw=1848&amp;bih=939</text:a></text:p>
      <text:p text:style-name="P7"/>
      <text:p text:style-name="P7"><text:a xlink:type="simple" xlink:href="https://www.youtube.com/watch?v=syphzPxnozA&amp;ab_channel=Murtaza%27sWorkshop-RoboticsandAI" text:style-name="Internet_20_link" text:visited-style-name="Visited_20_Internet_20_Link">https://www.youtube.com/watch?v=syphzPxnozA&amp;ab_channel=Murtaza%27sWorkshop-RoboticsandAI</text:a></text:p>
      <text:p text:style-name="P7"/>
      <text:p text:style-name="P7"><text:a xlink:type="simple" xlink:href="https://www.amazon.com/gp/product/B07YLY143F/ref=as_li_qf_asin_il_tl?ie=UTF8&amp;tag=murtazasworks-20&amp;creative=9325&amp;linkCode=as2&amp;creativeASIN=B07YLY143F&amp;linkId=4920d69dfc7cc373087a1ab0e897f850&amp;th=1" text:style-name="Internet_20_link" text:visited-style-name="Visited_20_Internet_20_Link">https://www.amazon.com/gp/product/B07YLY143F/ref=as_li_qf_asin_il_tl?ie=UTF8&amp;tag=murtazasworks-20&amp;creative=9325&amp;linkCode=as2&amp;creativeASIN=B07YLY143F&amp;linkId=4920d69dfc7cc373087a1ab0e897f850&amp;th=1</text:a></text:p>
      <text:p text:style-name="P7"><text:a xlink:type="simple" xlink:href="https://www.amazon.de/dp/B07YLY143F/ref=cbw_us_de_dp_ags?smid=A3OJWAJQNSBARP&amp;th=1" text:style-name="Internet_20_link" text:visited-style-name="Visited_20_Internet_20_Link">https://www.amazon.de/dp/B07YLY143F/ref=cbw_us_de_dp_ags?smid=A3OJWAJQNSBARP&amp;th=1</text:a></text:p>
      <text:p text:style-name="P7"><text:a xlink:type="simple" xlink:href="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" text:style-name="Internet_20_link" text:visited-style-name="Visited_20_Internet_20_Link">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</text:a></text:p>
      <text:p text:style-name="P7"><text:a xlink:type="simple" xlink:href="https://www.amazon.de/sp?_encoding=UTF8&amp;asin=&amp;isAmazonFulfilled=1&amp;isCBA=&amp;marketplaceID=A1PA6795UKMFR9&amp;orderID=&amp;protocol=current&amp;seller=A3DM8VCGJL5PKR&amp;sshmPath" text:style-name="Internet_20_link" text:visited-style-name="Visited_20_Internet_20_Link">https://www.amazon.de/sp?_encoding=UTF8&amp;asin=&amp;isAmazonFulfilled=1&amp;isCBA=&amp;marketplaceID=A1PA6795UKMFR9&amp;orderID=&amp;protocol=current&amp;seller=A3DM8VCGJL5PKR&amp;sshmPath</text:a>=</text:p>
      <text:p text:style-name="P7"><text:a xlink:type="simple" xlink:href="https://www.amazon.de/s?me=A3DM8VCGJL5PKR&amp;marketplaceID=A1PA6795UKMFR9" text:style-name="Internet_20_link" text:visited-style-name="Visited_20_Internet_20_Link">https://www.amazon.de/s?me=A3DM8VCGJL5PKR&amp;marketplaceID=A1PA6795UKMFR9</text:a></text:p>
      <text:p text:style-name="P7"><text:a xlink:type="simple" xlink:href="https://www.amazon.co.uk/gp/product/B06W54L7B5/?tag=quaforme-21" text:style-name="Internet_20_link" text:visited-style-name="Visited_20_Internet_20_Link">https://www.amazon.co.uk/gp/product/B06W54L7B5/?tag=quaforme-21</text:a></text:p>
      <text:p text:style-name="P7"><text:a xlink:type="simple" xlink:href="https://www.freenove.com/store.html" text:style-name="Internet_20_link" text:visited-style-name="Visited_20_Internet_20_Link">https://www.freenove.com/store.html</text:a></text:p>
      <text:p text:style-name="P7"><text:a xlink:type="simple" xlink:href="https://www.ebay.com/str/freenove" text:style-name="Internet_20_link" text:visited-style-name="Visited_20_Internet_20_Link">https://www.ebay.com/str/freenove</text:a></text:p>
      <text:p text:style-name="P7"/>
      <text:p text:style-name="P7"><text:a xlink:type="simple" xlink:href="https://www.idealo.de/preisvergleich/OffersOfProduct/200772690_-high-quality-camera-raspberry-pi-foundation.html#Datenblatt" text:style-name="Internet_20_link" text:visited-style-name="Visited_20_Internet_20_Link">https://www.idealo.de/preisvergleich/OffersOfProduct/200772690_-high-quality-camera-raspberry-pi-foundation.html#Datenblatt</text:a></text:p>
      <text:p text:style-name="P7"><text:a xlink:type="simple" xlink:href="https://www.idealo.de/preisvergleich/ProductCategory/31123F9031879-10186577-101193196.html" text:style-name="Internet_20_link" text:visited-style-name="Visited_20_Internet_20_Link">https://www.idealo.de/preisvergleich/ProductCategory/31123F9031879-10186577-101193196.html</text:a></text:p>
      <text:p text:style-name="P7"><text:soft-page-break/><text:a xlink:type="simple" xlink:href="https://www.amazon.de/gp/product/B07TC2BK1X?ie=UTF8&amp;linkCode=as2&amp;camp=1634&amp;creative=6738&amp;tag=754-21&amp;creativeASIN=B07TC2BK1X" text:style-name="Internet_20_link" text:visited-style-name="Visited_20_Internet_20_Link">https://www.amazon.de/gp/product/B07TC2BK1X?ie=UTF8&amp;linkCode=as2&amp;camp=1634&amp;creative=6738&amp;tag=754-21&amp;creativeASIN=B07TC2BK1X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10</meta:editing-cycles>
    <meta:creation-date>2021-08-26T07:32:00</meta:creation-date>
    <dc:date>2021-09-22T14:39:36.188087262</dc:date>
    <meta:editing-duration>PT6H1M19S</meta:editing-duration>
    <meta:generator>LibreOffice/6.4.7.2$Linux_X86_64 LibreOffice_project/40$Build-2</meta:generator>
    <meta:document-statistic meta:table-count="0" meta:image-count="0" meta:object-count="0" meta:page-count="7" meta:paragraph-count="132" meta:word-count="1410" meta:character-count="9266" meta:non-whitespace-character-count="8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